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0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style:font-name-asian="Times New Roman2" style:font-name-complex="Times New Roman2"/>
    </style:style>
    <style:style style:name="T13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14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123.png" xlink:type="simple" xlink:show="embed" xlink:actuate="onLoad"/></draw:frame></text:p>
          </table:table-cell>
          <table:table-cell table:style-name="Table1.B1" office:value-type="string">
            <text:h text:style-name="P6" text:outline-level="1">Зазор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Си <text:span text:style-name="T6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123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12">Блок </text:span><text:span text:style-name="T2">реализует преобразование вектора входных сигналов посредством </text:span><text:span text:style-name="T5">единой</text:span><text:span text:style-name="T2"> нелинейной статической характеристики типа "Зазор" при различных начальных условиях по следующему алгоритму:</text:span></text:p>
            <text:p text:style-name="P5"><draw:frame draw:style-name="fr2" draw:name="graphics1" text:anchor-type="as-char" svg:width="2.54cm" svg:height="2.223cm" draw:z-index="2"><draw:image xlink:href="../images/0123_static.png" xlink:type="simple" xlink:show="embed" xlink:actuate="onLoad"/></draw:frame></text:p>
            <text:p text:style-name="P5"><draw:frame draw:style-name="fr3" draw:name="Объект1" text:anchor-type="as-char" svg:width="13.487cm" svg:height="3.956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4"><text:span text:style-name="T2">где </text:span><text:span text:style-name="T9">x(t)</text:span><text:span text:style-name="T7"> </text:span><text:span text:style-name="T2">– вектор входных сигналов; </text:span><text:span text:style-name="T9">y(t)</text:span><text:span text:style-name="T7"> </text:span><text:span text:style-name="T2">– вектор </text:span><text:span text:style-name="T13">выходных</text:span><text:span text:style-name="T2"> сигналов, </text:span><text:span text:style-name="T5">Δt</text:span><text:span text:style-name="T2"> </text:span><text:span text:style-name="T7">– </text:span><text:span text:style-name="T13">предыдущий временной шаг интегрирования.</text:span></text:p>
            <text:p text:style-name="P4"><text:span text:style-name="T14">Свойства</text:span>:</text:p>
            <text:list xml:id="list3368338308775117423" text:style-name="L1">
              <text:list-item>
                <text:p text:style-name="P7">Половина ширины зоны зазора – <text:span text:style-name="T11">b</text:span>;</text:p>
              </text:list-item>
              <text:list-item>
                <text:p text:style-name="P7">Коэффициент усиления <text:span text:style-name="T6">– </text:span><text:span text:style-name="T11">k</text:span><text:span text:style-name="T6">;</text:span></text:p>
              </text:list-item>
              <text:list-item>
                <text:p text:style-name="P7"><text:span text:style-name="T1">Начальные условия – вектор начальных условий </text:span><text:span text:style-name="T10">y(0)</text:span><text:span text:style-name="T1">.</text:span></text:p>
              </text:list-item>
            </text:list>
            <text:p text:style-name="P4"><text:span text:style-name="T3">Примечание:</text:span><text:span text:style-name="T1"> для реализации векторной обработки преобразуемые сигналы должны быть «сжаты» в векторный входной сигнал посредством типового блока </text:span><text:span text:style-name="T4">Мультиплексор</text:span><text:span text:style-name="T1">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зор</dc:title>
    <dc:date>2014-12-09T13:59:53.17</dc:date>
    <meta:generator>OpenOffice/4.1.1$Win32 OpenOffice.org_project/411m6$Build-9775</meta:generator>
    <meta:editing-duration>PT2H14M6S</meta:editing-duration>
    <meta:editing-cycles>72</meta:editing-cycles>
    <meta:document-statistic meta:table-count="1" meta:image-count="3" meta:object-count="1" meta:page-count="1" meta:paragraph-count="15" meta:word-count="86" meta:character-count="619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i>k</mi>
                      <mo stretchy="false">⋅</mo>
                      <mrow>
                        <mo stretchy="false">(</mo>
                        <mrow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i>b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если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gt;</mo>
                      <mi/>
                    </mrow>
                    <mrow>
                      <mrow>
                        <mfrac>
                          <mrow>
                            <mi>y</mi>
                            <mrow>
                              <mo stretchy="false">(</mo>
                              <mrow>
                                <mrow>
                                  <mi>t</mi>
                                  <mo stretchy="false">−</mo>
                                  <mo stretchy="false">Δ</mo>
                                </mrow>
                                <mi>t</mi>
                              </mrow>
                              <mo stretchy="false">)</mo>
                            </mrow>
                          </mrow>
                          <mrow>
                            <mi>k</mi>
                          </mrow>
                        </mfrac>
                        <mo stretchy="false">+</mo>
                        <mi>b</mi>
                      </mrow>
                    </mrow>
                    <mi>;</mi>
                  </mrow>
                </mtd>
              </mtr>
              <mtr>
                <mtd>
                  <mrow>
                    <mrow>
                      <mi>k</mi>
                      <mo stretchy="false">⋅</mo>
                      <mrow>
                        <mo stretchy="false">(</mo>
                        <mrow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i>b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если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lt;</mo>
                      <mi/>
                    </mrow>
                    <mrow>
                      <mrow>
                        <mfrac>
                          <mrow>
                            <mi>y</mi>
                            <mrow>
                              <mo stretchy="false">(</mo>
                              <mrow>
                                <mrow>
                                  <mi>t</mi>
                                  <mo stretchy="false">−</mo>
                                  <mo stretchy="false">Δ</mo>
                                </mrow>
                                <mi>t</mi>
                              </mrow>
                              <mo stretchy="false">)</mo>
                            </mrow>
                          </mrow>
                          <mrow>
                            <mi>k</mi>
                          </mrow>
                        </mfrac>
                        <mo stretchy="false">−</mo>
                        <mi>b</mi>
                      </mrow>
                    </mrow>
                    <mi>;</mi>
                  </mrow>
                </mtd>
              </mtr>
              <mtr>
                <mtd>
                  <mrow>
                    <mi>y</mi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row>
                      <mrow>
                        <mfrac>
                          <mrow>
                            <mi>y</mi>
                            <mrow>
                              <mo stretchy="false">(</mo>
                              <mrow>
                                <mrow>
                                  <mi>t</mi>
                                  <mo stretchy="false">−</mo>
                                  <mo stretchy="false">Δ</mo>
                                </mrow>
                                <mi>t</mi>
                              </mrow>
                              <mo stretchy="false">)</mo>
                            </mrow>
                          </mrow>
                          <mrow>
                            <mi>k</mi>
                          </mrow>
                        </mfrac>
                        <mo stretchy="false">−</mo>
                        <mi>b</mi>
                      </mrow>
                    </mrow>
                    <mrow>
                      <mi/>
                      <mo stretchy="false">≤</mo>
                      <mi/>
                    </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≤</mo>
                      <mi/>
                    </mrow>
                    <mrow>
                      <mrow>
                        <mfrac>
                          <mrow>
                            <mi>y</mi>
                            <mrow>
                              <mo stretchy="false">(</mo>
                              <mrow>
                                <mrow>
                                  <mi>t</mi>
                                  <mo stretchy="false">−</mo>
                                  <mo stretchy="false">Δ</mo>
                                </mrow>
                                <mi>t</mi>
                              </mrow>
                              <mo stretchy="false">)</mo>
                            </mrow>
                          </mrow>
                          <mrow>
                            <mi>k</mi>
                          </mrow>
                        </mfrac>
                        <mo stretchy="false">+</mo>
                        <mi>b</mi>
                      </mrow>
                    </mrow>
                    <mi>;</mi>
                  </mrow>
                </mtd>
              </mtr>
            </mtable>
          </mrow>
        </mrow>
      </mrow>
    </mrow>
    <annotation encoding="StarMath 5.0">y(t) = left lbrace stack{
k cdot (x(t)-b), ~ если ~ x(t) ~&gt;~ { {y(t- %DELTA t)} over {k} + b} ; #
k cdot (x(t)+b), ~ если ~ x(t) ~&lt;~ { {y(t- %DELTA t)} over {k} - b} ; #
y(t- %DELTA t), ~ если ~ { {y(t- %DELTA t)} over {k} - b} ~ &lt;= ~ x(t) ~ &lt;= ~ { {y(t- %DELTA t)} over {k} + b} ;
} right none
</annotation>
  </semantics>
</math>
</file>